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list-style-name="L2">
      <style:paragraph-properties fo:margin-top="0in" fo:margin-bottom="0in" loext:contextual-spacing="false"/>
    </style:style>
    <style:style style:name="P17" style:family="paragraph" style:parent-style-name="Text_20_body" style:list-style-name="L16">
      <style:paragraph-properties fo:margin-top="0in" fo:margin-bottom="0in" loext:contextual-spacing="false"/>
    </style:style>
    <style:style style:name="P18" style:family="paragraph" style:parent-style-name="Heading_20_1">
      <style:paragraph-properties fo:break-before="page"/>
    </style:style>
    <style:style style:name="P19" style:family="paragraph" style:parent-style-name="Preformatted_20_Text" style:list-style-name="L13"/>
    <style:style style:name="P20" style:family="paragraph" style:parent-style-name="Preformatted_20_Text">
      <style:paragraph-properties fo:margin-top="0in" fo:margin-bottom="0.1965in" loext:contextual-spacing="false"/>
    </style:style>
    <style:style style:name="P21" style:family="paragraph" style:parent-style-name="Preformatted_20_Text" style:list-style-name="L13">
      <style:paragraph-properties fo:margin-top="0in" fo:margin-bottom="0.1965in" loext:contextual-spacing="fals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section text:style-name="Sect1" text:name="xgboost-documentation">
        <text:h text:style-name="Heading_20_1" text:outline-level="1">XGBoost Documentation</text:h>
        <text:p text:style-name="Text_20_body"><text:span text:style-name="Strong_20_Emphasis">XGBoost</text:span> is an optimized distributed gradient boosting library designed to be highly <text:span text:style-name="Strong_20_Emphasis">efficient</text:span>, <text:span text:style-name="Strong_20_Emphasis">flexible</text:span> and <text:span text:style-name="Strong_20_Emphasis">portable</text:span>. It implements machine learning algorithms under the <text:a xlink:type="simple" xlink:href="https://en.wikipedia.org/wiki/Gradient_boosting" text:style-name="Internet_20_link" text:visited-style-name="Visited_20_Internet_20_Link">Gradient Boosting</text:a> framework. XGBoost provides a parallel tree boosting (also known as GBDT, GBM) that solve many data science problems in a fast and accurate way. The same code runs on major distributed environment (Hadoop, SGE, MPI) and can solve problems beyond billions of examples.</text:p>
        <text:section text:style-name="Sect1" text:name="contents">
          <text:h text:style-name="Heading_20_2" text:outline-level="2">Contents</text:h>
          <text:list xml:id="list134335432" text:style-name="L2">
            <text:list-item>
              <text:p text:style-name="P16"><text:a xlink:type="simple" xlink:href="https://xgboost.readthedocs.io/en/latest/build.html" text:style-name="Internet_20_link" text:visited-style-name="Visited_20_Internet_20_Link">Installation Guide</text:a> </text:p>
            </text:list-item>
            <text:list-item>
              <text:p text:style-name="P16"><text:a xlink:type="simple" xlink:href="https://xgboost.readthedocs.io/en/latest/get_started.html" text:style-name="Internet_20_link" text:visited-style-name="Visited_20_Internet_20_Link">Get Started with XGBoost</text:a> </text:p>
            </text:list-item>
            <text:list-item>
              <text:p text:style-name="P16"><text:a xlink:type="simple" xlink:href="https://xgboost.readthedocs.io/en/latest/tutorials/index.html" text:style-name="Internet_20_link" text:visited-style-name="Visited_20_Internet_20_Link">XGBoost Tutorials</text:a></text:p>
              <text:list>
                <text:list-item>
                  <text:p text:style-name="P16"><text:a xlink:type="simple" xlink:href="https://xgboost.readthedocs.io/en/latest/tutorials/model.html" text:style-name="Internet_20_link" text:visited-style-name="Visited_20_Internet_20_Link">Introduction to Boosted Trees</text:a> </text:p>
                </text:list-item>
                <text:list-item>
                  <text:p text:style-name="P16"><text:a xlink:type="simple" xlink:href="https://xgboost.readthedocs.io/en/latest/tutorials/saving_model.html" text:style-name="Internet_20_link" text:visited-style-name="Visited_20_Internet_20_Link">Introduction to Model IO</text:a> </text:p>
                </text:list-item>
                <text:list-item>
                  <text:p text:style-name="P16"><text:a xlink:type="simple" xlink:href="https://xgboost.readthedocs.io/en/latest/tutorials/aws_yarn.html" text:style-name="Internet_20_link" text:visited-style-name="Visited_20_Internet_20_Link">Distributed XGBoost with AWS YARN</text:a> </text:p>
                </text:list-item>
                <text:list-item>
                  <text:p text:style-name="P16"><text:a xlink:type="simple" xlink:href="https://xgboost.readthedocs.io/en/latest/tutorials/kubernetes.html" text:style-name="Internet_20_link" text:visited-style-name="Visited_20_Internet_20_Link">Distributed XGBoost with Kubernetes</text:a> </text:p>
                </text:list-item>
                <text:list-item>
                  <text:p text:style-name="P16"><text:a xlink:type="simple" xlink:href="https://xgboost.readthedocs.io/en/latest/jvm/xgboost4j_spark_tutorial.html" text:style-name="Internet_20_link" text:visited-style-name="Visited_20_Internet_20_Link">Distributed XGBoost with XGBoost4J-Spark</text:a> </text:p>
                </text:list-item>
                <text:list-item>
                  <text:p text:style-name="P16"><text:a xlink:type="simple" xlink:href="https://xgboost.readthedocs.io/en/latest/tutorials/dart.html" text:style-name="Internet_20_link" text:visited-style-name="Visited_20_Internet_20_Link">DART booster</text:a> </text:p>
                </text:list-item>
                <text:list-item>
                  <text:p text:style-name="P16"><text:a xlink:type="simple" xlink:href="https://xgboost.readthedocs.io/en/latest/tutorials/monotonic.html" text:style-name="Internet_20_link" text:visited-style-name="Visited_20_Internet_20_Link">Monotonic Constraints</text:a> </text:p>
                </text:list-item>
                <text:list-item>
                  <text:p text:style-name="P16"><text:a xlink:type="simple" xlink:href="https://xgboost.readthedocs.io/en/latest/tutorials/rf.html" text:style-name="Internet_20_link" text:visited-style-name="Visited_20_Internet_20_Link">Random Forests in XGBoost</text:a> </text:p>
                </text:list-item>
                <text:list-item>
                  <text:p text:style-name="P16"><text:a xlink:type="simple" xlink:href="https://xgboost.readthedocs.io/en/latest/tutorials/feature_interaction_constraint.html" text:style-name="Internet_20_link" text:visited-style-name="Visited_20_Internet_20_Link">Feature Interaction Constraints</text:a> </text:p>
                </text:list-item>
                <text:list-item>
                  <text:p text:style-name="P16"><text:a xlink:type="simple" xlink:href="https://xgboost.readthedocs.io/en/latest/tutorials/input_format.html" text:style-name="Internet_20_link" text:visited-style-name="Visited_20_Internet_20_Link">Text Input Format of DMatrix</text:a> </text:p>
                </text:list-item>
                <text:list-item>
                  <text:p text:style-name="P16"><text:a xlink:type="simple" xlink:href="https://xgboost.readthedocs.io/en/latest/tutorials/param_tuning.html" text:style-name="Internet_20_link" text:visited-style-name="Visited_20_Internet_20_Link">Notes on Parameter Tuning</text:a> </text:p>
                </text:list-item>
                <text:list-item>
                  <text:p text:style-name="P16"><text:a xlink:type="simple" xlink:href="https://xgboost.readthedocs.io/en/latest/tutorials/external_memory.html" text:style-name="Internet_20_link" text:visited-style-name="Visited_20_Internet_20_Link">Using XGBoost External Memory Version (beta)</text:a> </text:p>
                </text:list-item>
                <text:list-item>
                  <text:p text:style-name="P16"><text:a xlink:type="simple" xlink:href="https://xgboost.readthedocs.io/en/latest/tutorials/custom_metric_obj.html" text:style-name="Internet_20_link" text:visited-style-name="Visited_20_Internet_20_Link">Custom Objective and Evaluation Metric</text:a> </text:p>
                </text:list-item>
                <text:list-item>
                  <text:p text:style-name="P16"><text:a xlink:type="simple" xlink:href="https://xgboost.readthedocs.io/en/latest/tutorials/dask.html" text:style-name="Internet_20_link" text:visited-style-name="Visited_20_Internet_20_Link">Distributed XGBoost with Dask</text:a> </text:p>
                </text:list-item>
              </text:list>
            </text:list-item>
            <text:list-item>
              <text:p text:style-name="P16"><text:a xlink:type="simple" xlink:href="https://xgboost.readthedocs.io/en/latest/faq.html" text:style-name="Internet_20_link" text:visited-style-name="Visited_20_Internet_20_Link">Frequently Asked Questions</text:a> </text:p>
            </text:list-item>
            <text:list-item>
              <text:p text:style-name="P16"><text:a xlink:type="simple" xlink:href="https://discuss.xgboost.ai/" text:style-name="Internet_20_link" text:visited-style-name="Visited_20_Internet_20_Link">XGBoost User Forum</text:a> </text:p>
            </text:list-item>
            <text:list-item>
              <text:p text:style-name="P16"><text:a xlink:type="simple" xlink:href="https://xgboost.readthedocs.io/en/latest/gpu/index.html" text:style-name="Internet_20_link" text:visited-style-name="Visited_20_Internet_20_Link">GPU support</text:a> </text:p>
            </text:list-item>
            <text:list-item>
              <text:p text:style-name="P16"><text:a xlink:type="simple" xlink:href="https://xgboost.readthedocs.io/en/latest/parameter.html" text:style-name="Internet_20_link" text:visited-style-name="Visited_20_Internet_20_Link">XGBoost Parameters</text:a> </text:p>
            </text:list-item>
            <text:list-item>
              <text:p text:style-name="P16"><text:a xlink:type="simple" xlink:href="https://xgboost.readthedocs.io/en/latest/python/index.html" text:style-name="Internet_20_link" text:visited-style-name="Visited_20_Internet_20_Link">Python package</text:a></text:p>
              <text:list>
                <text:list-item>
                  <text:p text:style-name="P16"><text:a xlink:type="simple" xlink:href="https://xgboost.readthedocs.io/en/latest/python/python_intro.html" text:style-name="Internet_20_link" text:visited-style-name="Visited_20_Internet_20_Link">Python Package Introduction</text:a> </text:p>
                </text:list-item>
                <text:list-item>
                  <text:p text:style-name="P16"><text:a xlink:type="simple" xlink:href="https://xgboost.readthedocs.io/en/latest/python/python_api.html" text:style-name="Internet_20_link" text:visited-style-name="Visited_20_Internet_20_Link">Python API Reference</text:a> </text:p>
                </text:list-item>
                <text:list-item>
                  <text:p text:style-name="P16"><text:a xlink:type="simple" xlink:href="https://github.com/dmlc/xgboost/tree/master/demo/guide-python" text:style-name="Internet_20_link" text:visited-style-name="Visited_20_Internet_20_Link">Python examples</text:a> </text:p>
                </text:list-item>
              </text:list>
            </text:list-item>
            <text:list-item>
              <text:p text:style-name="P16"><text:a xlink:type="simple" xlink:href="https://xgboost.readthedocs.io/en/latest/R-package/index.html" text:style-name="Internet_20_link" text:visited-style-name="Visited_20_Internet_20_Link">R package</text:a></text:p>
              <text:list>
                <text:list-item>
                  <text:p text:style-name="P16"><text:a xlink:type="simple" xlink:href="https://xgboost.readthedocs.io/en/latest/R-package/xgboostPresentation.html" text:style-name="Internet_20_link" text:visited-style-name="Visited_20_Internet_20_Link">Introduction to XGBoost in R</text:a> </text:p>
                </text:list-item>
                <text:list-item>
                  <text:p text:style-name="P16"><text:a xlink:type="simple" xlink:href="https://xgboost.readthedocs.io/en/latest/R-package/discoverYourData.html" text:style-name="Internet_20_link" text:visited-style-name="Visited_20_Internet_20_Link">Understanding your dataset with XGBoost</text:a> </text:p>
                </text:list-item>
              </text:list>
            </text:list-item>
            <text:list-item>
              <text:p text:style-name="P16"><text:a xlink:type="simple" xlink:href="https://xgboost.readthedocs.io/en/latest/jvm/index.html" text:style-name="Internet_20_link" text:visited-style-name="Visited_20_Internet_20_Link">JVM package</text:a></text:p>
              <text:list>
                <text:list-item>
                  <text:p text:style-name="P16"><text:a xlink:type="simple" xlink:href="https://xgboost.readthedocs.io/en/latest/jvm/java_intro.html" text:style-name="Internet_20_link" text:visited-style-name="Visited_20_Internet_20_Link">Getting Started with XGBoost4J</text:a> </text:p>
                </text:list-item>
                <text:list-item>
                  <text:p text:style-name="P16"><text:a xlink:type="simple" xlink:href="https://xgboost.readthedocs.io/en/latest/jvm/xgboost4j_spark_tutorial.html" text:style-name="Internet_20_link" text:visited-style-name="Visited_20_Internet_20_Link">XGBoost4J-Spark Tutorial</text:a> </text:p>
                </text:list-item>
                <text:list-item>
                  <text:p text:style-name="P16"><text:a xlink:type="simple" xlink:href="https://github.com/dmlc/xgboost/tree/master/jvm-packages/xgboost4j-example" text:style-name="Internet_20_link" text:visited-style-name="Visited_20_Internet_20_Link">Code Examples</text:a> </text:p>
                </text:list-item>
                <text:list-item>
                  <text:p text:style-name="P16"><text:a xlink:type="simple" xlink:href="https://xgboost.readthedocs.io/en/latest/jvm/javadocs/index.html" text:style-name="Internet_20_link" text:visited-style-name="Visited_20_Internet_20_Link">XGBoost4J Java API</text:a> </text:p>
                </text:list-item>
                <text:list-item>
                  <text:p text:style-name="P16"><text:a xlink:type="simple" xlink:href="https://xgboost.readthedocs.io/en/latest/jvm/scaladocs/xgboost4j/index.html" text:style-name="Internet_20_link" text:visited-style-name="Visited_20_Internet_20_Link">XGBoost4J Scala API</text:a> </text:p>
                </text:list-item>
                <text:list-item>
                  <text:p text:style-name="P16"><text:soft-page-break/><text:a xlink:type="simple" xlink:href="https://xgboost.readthedocs.io/en/latest/jvm/scaladocs/xgboost4j-spark/index.html" text:style-name="Internet_20_link" text:visited-style-name="Visited_20_Internet_20_Link">XGBoost4J-Spark Scala API</text:a> </text:p>
                </text:list-item>
                <text:list-item>
                  <text:p text:style-name="P16"><text:a xlink:type="simple" xlink:href="https://xgboost.readthedocs.io/en/latest/jvm/scaladocs/xgboost4j-flink/index.html" text:style-name="Internet_20_link" text:visited-style-name="Visited_20_Internet_20_Link">XGBoost4J-Flink Scala API</text:a> </text:p>
                </text:list-item>
              </text:list>
            </text:list-item>
            <text:list-item>
              <text:p text:style-name="P16"><text:a xlink:type="simple" xlink:href="https://github.com/ankane/xgb" text:style-name="Internet_20_link" text:visited-style-name="Visited_20_Internet_20_Link">Ruby package</text:a> </text:p>
            </text:list-item>
            <text:list-item>
              <text:p text:style-name="P16"><text:a xlink:type="simple" xlink:href="https://xgboost.readthedocs.io/en/latest/julia.html" text:style-name="Internet_20_link" text:visited-style-name="Visited_20_Internet_20_Link">Julia package</text:a> </text:p>
            </text:list-item>
            <text:list-item>
              <text:p text:style-name="P16"><text:a xlink:type="simple" xlink:href="https://xgboost.readthedocs.io/en/latest/c.html" text:style-name="Internet_20_link" text:visited-style-name="Visited_20_Internet_20_Link">C Package</text:a> </text:p>
            </text:list-item>
            <text:list-item>
              <text:p text:style-name="P16"><text:a xlink:type="simple" xlink:href="https://xgboost.readthedocs.io/en/latest/c++.html" text:style-name="Internet_20_link" text:visited-style-name="Visited_20_Internet_20_Link">C++ Interface</text:a> </text:p>
            </text:list-item>
            <text:list-item>
              <text:p text:style-name="P16"><text:a xlink:type="simple" xlink:href="https://xgboost.readthedocs.io/en/latest/cli.html" text:style-name="Internet_20_link" text:visited-style-name="Visited_20_Internet_20_Link">CLI interface</text:a> </text:p>
            </text:list-item>
            <text:list-item>
              <text:p text:style-name="P16"><text:a xlink:type="simple" xlink:href="https://xgboost.readthedocs.io/en/latest/contrib/index.html" text:style-name="Internet_20_link" text:visited-style-name="Visited_20_Internet_20_Link">Contribute to XGBoost</text:a></text:p>
              <text:list>
                <text:list-item>
                  <text:p text:style-name="P16"><text:a xlink:type="simple" xlink:href="https://xgboost.readthedocs.io/en/latest/contrib/community.html" text:style-name="Internet_20_link" text:visited-style-name="Visited_20_Internet_20_Link">Community Guideline</text:a> </text:p>
                </text:list-item>
                <text:list-item>
                  <text:p text:style-name="P16"><text:a xlink:type="simple" xlink:href="https://xgboost.readthedocs.io/en/latest/contrib/coding_guide.html" text:style-name="Internet_20_link" text:visited-style-name="Visited_20_Internet_20_Link">Coding Guideline</text:a> </text:p>
                </text:list-item>
                <text:list-item>
                  <text:p text:style-name="P16"><text:a xlink:type="simple" xlink:href="https://xgboost.readthedocs.io/en/latest/contrib/unit_tests.html" text:style-name="Internet_20_link" text:visited-style-name="Visited_20_Internet_20_Link">Adding and running tests</text:a> </text:p>
                </text:list-item>
                <text:list-item>
                  <text:p text:style-name="P16"><text:a xlink:type="simple" xlink:href="https://xgboost.readthedocs.io/en/latest/contrib/docs.html" text:style-name="Internet_20_link" text:visited-style-name="Visited_20_Internet_20_Link">Docs and Examples</text:a> </text:p>
                </text:list-item>
                <text:list-item>
                  <text:p text:style-name="P16"><text:a xlink:type="simple" xlink:href="https://xgboost.readthedocs.io/en/latest/contrib/git_guide.html" text:style-name="Internet_20_link" text:visited-style-name="Visited_20_Internet_20_Link">Git Workflow Howtos</text:a> </text:p>
                </text:list-item>
                <text:list-item>
                  <text:p text:style-name="P1"><text:a xlink:type="simple" xlink:href="https://xgboost.readthedocs.io/en/latest/contrib/release.html" text:style-name="Internet_20_link" text:visited-style-name="Visited_20_Internet_20_Link">XGBoost Release Policy</text:a> </text:p>
                </text:list-item>
              </text:list>
            </text:list-item>
          </text:list>
        </text:section>
      </text:section>
      <text:p text:style-name="Standard"/>
      <text:h text:style-name="P18" text:outline-level="1">Installation Guide</text:h>
      <text:section text:style-name="Sect1" text:name="installation-guide">
        <text:p text:style-name="Text_20_body">Note</text:p>
        <text:p text:style-name="Text_20_body">Pre-built binary wheel for Python</text:p>
        <text:p text:style-name="Text_20_body">If you are planning to use Python, consider installing XGBoost from a pre-built binary wheel, available from Python Package Index (PyPI). You may download and install it by running</text:p>
        <text:p text:style-name="Preformatted_20_Text"># Ensure that you are downloading one of the following:</text:p>
        <text:p text:style-name="Preformatted_20_Text"># <text:s text:c="2"/>* xgboost-{version}-py2.py3-none-manylinux1_x86_64.whl</text:p>
        <text:p text:style-name="Preformatted_20_Text"># <text:s text:c="2"/>* xgboost-{version}-py2.py3-none-win_amd64.whl</text:p>
        <text:p text:style-name="P20">pip3 install xgboost</text:p>
        <text:list xml:id="list1841670401" text:style-name="L3">
          <text:list-item>
            <text:p text:style-name="P2">The binary wheel will support GPU algorithms (<text:span text:style-name="Citation">gpu_hist</text:span>) on machines with NVIDIA GPUs. Please note that <text:span text:style-name="Strong_20_Emphasis">training with multiple GPUs is only supported for Linux platform</text:span>. See <text:a xlink:type="simple" xlink:href="https://xgboost.readthedocs.io/en/latest/gpu/index.html" text:style-name="Internet_20_link" text:visited-style-name="Visited_20_Internet_20_Link">XGBoost GPU Support</text:a>.</text:p>
          </text:list-item>
          <text:list-item>
            <text:p text:style-name="P2">Currently, we provide binary wheels for 64-bit Linux and Windows.</text:p>
          </text:list-item>
          <text:list-item>
            <text:p text:style-name="P2">Nightly builds are available. You can now run <text:span text:style-name="Emphasis">pip install https://s3-us-west-2.amazonaws.com/xgboost-nightly-builds/xgboost-[version]+[commit hash]-py2.py3-none-manylinux1_x86_64.whl</text:span> to install the nightly build with the given commit hash. See <text:a xlink:type="simple" xlink:href="https://s3-us-west-2.amazonaws.com/xgboost-nightly-builds/list.html" text:style-name="Internet_20_link" text:visited-style-name="Visited_20_Internet_20_Link">this page</text:a> to see the list of all nightly builds.</text:p>
          </text:list-item>
        </text:list>
        <text:section text:style-name="Sect1" text:name="building-xgboost-from-source">
          <text:h text:style-name="Heading_20_2" text:outline-level="2">Building XGBoost from source</text:h>
          <text:p text:style-name="Text_20_body">This page gives instructions on how to build and install XGBoost from scratch on various systems. It consists of two steps:</text:p>
          <text:list xml:id="list414669542" text:style-name="L4">
            <text:list-item>
              <text:p text:style-name="P3">First build the shared library from the C++ codes (<text:span text:style-name="Source_20_Text">libxgboost.so</text:span> for Linux/OSX and <text:span text:style-name="Source_20_Text">xgboost.dll</text:span> for Windows). (For R-package installation, please directly refer to <text:a xlink:type="simple" xlink:href="https://xgboost.readthedocs.io/en/latest/build.html#r-package-installation" text:style-name="Internet_20_link" text:visited-style-name="Visited_20_Internet_20_Link">R Package Installation</text:a>.)</text:p>
            </text:list-item>
            <text:list-item>
              <text:p text:style-name="P3">Then install the language packages (e.g. Python Package).</text:p>
            </text:list-item>
          </text:list>
          <text:p text:style-name="Text_20_body">Note</text:p>
          <text:p text:style-name="Text_20_body">Use of Git submodules</text:p>
          <text:p text:style-name="Text_20_body">XGBoost uses Git submodules to manage dependencies. So when you clone the repo, remember to specify <text:span text:style-name="Source_20_Text">--recursive</text:span> option:</text:p>
          <text:p text:style-name="P20">git clone --recursive https://github.com/dmlc/xgboost</text:p>
          <text:p text:style-name="Text_20_body">For windows users who use github tools, you can open the git shell and type the following command:</text:p>
          <text:p text:style-name="Preformatted_20_Text">git submodule init</text:p>
          <text:p text:style-name="P20">git submodule update</text:p>
          <text:p text:style-name="Text_20_body">Please refer to <text:a xlink:type="simple" xlink:href="https://xgboost.readthedocs.io/en/latest/build.html#trouble-shooting" text:style-name="Internet_20_link" text:visited-style-name="Visited_20_Internet_20_Link">Trouble Shooting</text:a> section first if you have any problem during installation. If the instructions do not work for you, please feel free to ask questions at <text:a xlink:type="simple" xlink:href="https://discuss.xgboost.ai/" text:style-name="Internet_20_link" text:visited-style-name="Visited_20_Internet_20_Link">the user forum</text:a>.</text:p>
          <text:p text:style-name="Text_20_body"><text:soft-page-break/><text:span text:style-name="Strong_20_Emphasis">Contents</text:span></text:p>
          <text:list xml:id="list944356009" text:style-name="L5">
            <text:list-item>
              <text:p text:style-name="P4"><text:a xlink:type="simple" xlink:href="https://xgboost.readthedocs.io/en/latest/build.html#building-the-shared-library" text:style-name="Internet_20_link" text:visited-style-name="Visited_20_Internet_20_Link">Building the Shared Library</text:a></text:p>
              <text:list>
                <text:list-item>
                  <text:p text:style-name="P4"><text:a xlink:type="simple" xlink:href="https://xgboost.readthedocs.io/en/latest/build.html#building-on-ubuntu-debian" text:style-name="Internet_20_link" text:visited-style-name="Visited_20_Internet_20_Link">Building on Ubuntu/Debian</text:a></text:p>
                </text:list-item>
                <text:list-item>
                  <text:p text:style-name="P4"><text:a xlink:type="simple" xlink:href="https://xgboost.readthedocs.io/en/latest/build.html#building-on-osx" text:style-name="Internet_20_link" text:visited-style-name="Visited_20_Internet_20_Link">Building on OSX</text:a></text:p>
                </text:list-item>
                <text:list-item>
                  <text:p text:style-name="P4"><text:a xlink:type="simple" xlink:href="https://xgboost.readthedocs.io/en/latest/build.html#building-on-windows" text:style-name="Internet_20_link" text:visited-style-name="Visited_20_Internet_20_Link">Building on Windows</text:a></text:p>
                </text:list-item>
                <text:list-item>
                  <text:p text:style-name="P4"><text:a xlink:type="simple" xlink:href="https://xgboost.readthedocs.io/en/latest/build.html#building-with-gpu-support" text:style-name="Internet_20_link" text:visited-style-name="Visited_20_Internet_20_Link">Building with GPU support</text:a></text:p>
                </text:list-item>
                <text:list-item>
                  <text:p text:style-name="P4"><text:a xlink:type="simple" xlink:href="https://xgboost.readthedocs.io/en/latest/build.html#customized-building" text:style-name="Internet_20_link" text:visited-style-name="Visited_20_Internet_20_Link">Customized Building</text:a></text:p>
                </text:list-item>
              </text:list>
            </text:list-item>
            <text:list-item>
              <text:p text:style-name="P4"><text:a xlink:type="simple" xlink:href="https://xgboost.readthedocs.io/en/latest/build.html#python-package-installation" text:style-name="Internet_20_link" text:visited-style-name="Visited_20_Internet_20_Link">Python Package Installation</text:a></text:p>
            </text:list-item>
            <text:list-item>
              <text:p text:style-name="P4"><text:a xlink:type="simple" xlink:href="https://xgboost.readthedocs.io/en/latest/build.html#r-package-installation" text:style-name="Internet_20_link" text:visited-style-name="Visited_20_Internet_20_Link">R Package Installation</text:a></text:p>
            </text:list-item>
            <text:list-item>
              <text:p text:style-name="P4"><text:a xlink:type="simple" xlink:href="https://xgboost.readthedocs.io/en/latest/build.html#trouble-shooting" text:style-name="Internet_20_link" text:visited-style-name="Visited_20_Internet_20_Link">Trouble Shooting</text:a></text:p>
            </text:list-item>
            <text:list-item>
              <text:p text:style-name="P4"><text:a xlink:type="simple" xlink:href="https://xgboost.readthedocs.io/en/latest/build.html#building-the-documentation" text:style-name="Internet_20_link" text:visited-style-name="Visited_20_Internet_20_Link">Building the documentation</text:a></text:p>
            </text:list-item>
          </text:list>
        </text:section>
        <text:section text:style-name="Sect1" text:name="building-the-shared-library">
          <text:h text:style-name="Heading_20_2" text:outline-level="2"><text:bookmark text:name="build-shared-lib"/>Building the Shared Library</text:h>
          <text:p text:style-name="Text_20_body">Our goal is to build the shared library:</text:p>
          <text:list xml:id="list3648456803" text:style-name="L6">
            <text:list-item>
              <text:p text:style-name="P5">On Linux/OSX the target library is <text:span text:style-name="Source_20_Text">libxgboost.so</text:span></text:p>
            </text:list-item>
            <text:list-item>
              <text:p text:style-name="P5">On Windows the target library is <text:span text:style-name="Source_20_Text">xgboost.dll</text:span></text:p>
            </text:list-item>
          </text:list>
          <text:p text:style-name="Text_20_body">The minimal building requirement is</text:p>
          <text:list xml:id="list2162623205" text:style-name="L7">
            <text:list-item>
              <text:p text:style-name="P6">A recent C++ compiler supporting C++11 (g++-5.0 or higher)</text:p>
            </text:list-item>
            <text:list-item>
              <text:p text:style-name="P6">CMake 3.3 or higher (3.12 for building with CUDA)</text:p>
            </text:list-item>
          </text:list>
          <text:p text:style-name="Text_20_body">For a list of CMake options, see <text:span text:style-name="Source_20_Text">#-- Options</text:span> in CMakeLists.txt on top of source tree.</text:p>
          <text:section text:style-name="Sect1" text:name="building-on-ubuntu-debian">
            <text:h text:style-name="Heading_20_3" text:outline-level="3">Building on Ubuntu/Debian</text:h>
            <text:p text:style-name="Text_20_body">On Ubuntu, one builds XGBoost by running CMake:</text:p>
            <text:p text:style-name="Preformatted_20_Text">git clone --recursive https://github.com/dmlc/xgboost</text:p>
            <text:p text:style-name="Preformatted_20_Text">cd xgboost</text:p>
            <text:p text:style-name="Preformatted_20_Text">mkdir build</text:p>
            <text:p text:style-name="Preformatted_20_Text">cd build</text:p>
            <text:p text:style-name="Preformatted_20_Text">cmake ..</text:p>
            <text:p text:style-name="P20">make -j4</text:p>
          </text:section>
          <text:section text:style-name="Sect1" text:name="building-on-osx">
            <text:h text:style-name="Heading_20_3" text:outline-level="3">Building on OSX</text:h>
            <text:section text:style-name="Sect1" text:name="install-with-pip-simple-method">
              <text:h text:style-name="Heading_20_4" text:outline-level="4">Install with pip: simple method</text:h>
              <text:p text:style-name="Text_20_body">First, obtain <text:span text:style-name="Source_20_Text">gcc-9</text:span> and <text:span text:style-name="Source_20_Text">OpenMP</text:span> with Homebrew (<text:a xlink:type="simple" xlink:href="https://brew.sh/" text:style-name="Internet_20_link" text:visited-style-name="Visited_20_Internet_20_Link">https://brew.sh/</text:a>) to enable multi-threading (i.e. using multiple CPU threads for training). The default Apple Clang compiler does not support OpenMP, so using the default compiler would have disabled multi-threading.</text:p>
              <text:p text:style-name="P20">brew install gcc@9 libomp</text:p>
              <text:p text:style-name="Text_20_body"><text:soft-page-break/>Then install XGBoost with <text:span text:style-name="Source_20_Text">pip</text:span>:</text:p>
              <text:p text:style-name="P20">pip3 install xgboost</text:p>
              <text:p text:style-name="Text_20_body">You might need to run the command with <text:span text:style-name="Source_20_Text">--user</text:span> flag if you run into permission errors.</text:p>
            </text:section>
            <text:section text:style-name="Sect1" text:name="build-from-the-source-code-advanced-method">
              <text:h text:style-name="Heading_20_4" text:outline-level="4">Build from the source code - advanced method</text:h>
              <text:p text:style-name="Text_20_body">Obtain <text:span text:style-name="Source_20_Text">gcc-9</text:span> and <text:span text:style-name="Source_20_Text">OpenMP</text:span> from Homebrew:</text:p>
              <text:p text:style-name="P20">brew install gcc@9 libomp</text:p>
              <text:p text:style-name="Text_20_body">Now clone the repository:</text:p>
              <text:p text:style-name="P20">git clone --recursive https://github.com/dmlc/xgboost</text:p>
              <text:p text:style-name="Text_20_body">Create the <text:span text:style-name="Source_20_Text">build/</text:span> directory and invoke CMake. Make sure to add <text:span text:style-name="Source_20_Text">CC=gcc-9 CXX=g++-9</text:span> so that Homebrew GCC is selected. After invoking CMake, you can build XGBoost with <text:span text:style-name="Source_20_Text">make</text:span>:</text:p>
              <text:p text:style-name="Preformatted_20_Text">mkdir build</text:p>
              <text:p text:style-name="Preformatted_20_Text">cd build</text:p>
              <text:p text:style-name="Preformatted_20_Text">CC=gcc-9 CXX=g++-9 cmake ..</text:p>
              <text:p text:style-name="P20">make -j4</text:p>
              <text:p text:style-name="Text_20_body">You may now continue to <text:a xlink:type="simple" xlink:href="https://xgboost.readthedocs.io/en/latest/build.html#python-package-installation" text:style-name="Internet_20_link" text:visited-style-name="Visited_20_Internet_20_Link">Python Package Installation</text:a>.</text:p>
            </text:section>
          </text:section>
          <text:section text:style-name="Sect1" text:name="building-on-windows">
            <text:h text:style-name="Heading_20_3" text:outline-level="3">Building on Windows</text:h>
            <text:p text:style-name="Text_20_body">You need to first clone the XGBoost repo with <text:span text:style-name="Source_20_Text">--recursive</text:span> option, to clone the submodules. We recommend you use <text:a xlink:type="simple" xlink:href="https://git-for-windows.github.io/" text:style-name="Internet_20_link" text:visited-style-name="Visited_20_Internet_20_Link">Git for Windows</text:a>, as it comes with a standard Bash shell. This will highly ease the installation process.</text:p>
            <text:p text:style-name="Preformatted_20_Text">git submodule init</text:p>
            <text:p text:style-name="P20">git submodule update</text:p>
            <text:p text:style-name="Text_20_body">XGBoost support compilation with Microsoft Visual Studio and MinGW.</text:p>
            <text:section text:style-name="Sect1" text:name="compile-xgboost-with-microsoft-visual-studio">
              <text:h text:style-name="Heading_20_4" text:outline-level="4">Compile XGBoost with Microsoft Visual Studio</text:h>
              <text:p text:style-name="Text_20_body">To build with Visual Studio, we will need CMake. Make sure to install a recent version of CMake. Then run the following from the root of the XGBoost directory:</text:p>
              <text:p text:style-name="Preformatted_20_Text">mkdir build</text:p>
              <text:p text:style-name="Preformatted_20_Text">cd build</text:p>
              <text:p text:style-name="P20">cmake .. -G"Visual Studio 14 2015 Win64"</text:p>
              <text:p text:style-name="Text_20_body">This specifies an out of source build using the Visual Studio 64 bit generator. (Change the <text:span text:style-name="Source_20_Text">-G</text:span> option appropriately if you have a different version of Visual Studio installed.) Open the <text:span text:style-name="Source_20_Text">.sln</text:span> file in the build directory and build with Visual Studio.</text:p>
              <text:p text:style-name="Text_20_body">After the build process successfully ends, you will find a <text:span text:style-name="Source_20_Text">xgboost.dll</text:span> library file inside <text:span text:style-name="Source_20_Text">./lib/</text:span> folder.</text:p>
            </text:section>
            <text:section text:style-name="Sect1" text:name="compile-xgboost-using-mingw">
              <text:h text:style-name="Heading_20_4" text:outline-level="4"><text:soft-page-break/>Compile XGBoost using MinGW</text:h>
              <text:p text:style-name="Text_20_body">After installing <text:a xlink:type="simple" xlink:href="https://git-for-windows.github.io/" text:style-name="Internet_20_link" text:visited-style-name="Visited_20_Internet_20_Link">Git for Windows</text:a>, you should have a shortcut named <text:span text:style-name="Source_20_Text">Git Bash</text:span>. You should run all subsequent steps in <text:span text:style-name="Source_20_Text">Git Bash</text:span>.</text:p>
              <text:p text:style-name="Text_20_body">In MinGW, <text:span text:style-name="Source_20_Text">make</text:span> command comes with the name <text:span text:style-name="Source_20_Text">mingw32-make</text:span>. You can add the following line into the <text:span text:style-name="Source_20_Text">.bashrc</text:span> file:</text:p>
              <text:p text:style-name="P20">alias make='mingw32-make'</text:p>
              <text:p text:style-name="Text_20_body">(On 64-bit Windows, you should get <text:a xlink:type="simple" xlink:href="https://sourceforge.net/projects/mingw-w64/" text:style-name="Internet_20_link" text:visited-style-name="Visited_20_Internet_20_Link">MinGW64</text:a> instead.) Make sure that the path to MinGW is in the system PATH.</text:p>
              <text:p text:style-name="Text_20_body">To build with MinGW, type:</text:p>
              <text:p text:style-name="P20">cp make/mingw64.mk config.mk; make -j4</text:p>
              <text:p text:style-name="Text_20_body">See <text:a xlink:type="simple" xlink:href="https://xgboost.readthedocs.io/en/latest/build.html#mingw-python" text:style-name="Internet_20_link" text:visited-style-name="Visited_20_Internet_20_Link">Building XGBoost library for Python for Windows with MinGW-w64 (Advanced)</text:a> for buildilng XGBoost for Python.</text:p>
            </text:section>
          </text:section>
          <text:section text:style-name="Sect1" text:name="building-with-gpu-support">
            <text:h text:style-name="Heading_20_3" text:outline-level="3"><text:bookmark text:name="build-gpu-support"/>Building with GPU support</text:h>
            <text:p text:style-name="Text_20_body">XGBoost can be built with GPU support for both Linux and Windows using CMake. GPU support works with the Python package as well as the CLI version. See <text:a xlink:type="simple" xlink:href="https://xgboost.readthedocs.io/en/latest/build.html#installing-r-package-with-gpu-support" text:style-name="Internet_20_link" text:visited-style-name="Visited_20_Internet_20_Link">Installing R package with GPU support</text:a> for special instructions for R.</text:p>
            <text:p text:style-name="Text_20_body">An up-to-date version of the CUDA toolkit is required.</text:p>
            <text:p text:style-name="Text_20_body">From the command line on Linux starting from the XGBoost directory:</text:p>
            <text:p text:style-name="Preformatted_20_Text">mkdir build</text:p>
            <text:p text:style-name="Preformatted_20_Text">cd build</text:p>
            <text:p text:style-name="Preformatted_20_Text">cmake .. -DUSE_CUDA=ON</text:p>
            <text:p text:style-name="P20">make -j4</text:p>
            <text:p text:style-name="Text_20_body">Note</text:p>
            <text:p text:style-name="Text_20_body">Enabling distributed GPU training</text:p>
            <text:p text:style-name="Text_20_body">By default, distributed GPU training is disabled and only a single GPU will be used. To enable distributed GPU training, set the option <text:span text:style-name="Source_20_Text">USE_NCCL=ON</text:span>. Distributed GPU training depends on NCCL2, available at <text:a xlink:type="simple" xlink:href="https://developer.nvidia.com/nccl" text:style-name="Internet_20_link" text:visited-style-name="Visited_20_Internet_20_Link">this link</text:a>. Since NCCL2 is only available for Linux machines, <text:span text:style-name="Strong_20_Emphasis">distributed GPU training is available only for Linux</text:span>.</text:p>
            <text:p text:style-name="Preformatted_20_Text">mkdir build</text:p>
            <text:p text:style-name="Preformatted_20_Text">cd build</text:p>
            <text:p text:style-name="Preformatted_20_Text">cmake .. -DUSE_CUDA=ON -DUSE_NCCL=ON -DNCCL_ROOT=/path/to/nccl2</text:p>
            <text:p text:style-name="P20">make -j4</text:p>
            <text:p text:style-name="Text_20_body">On Windows, run CMake as follows:</text:p>
            <text:p text:style-name="Preformatted_20_Text">mkdir build</text:p>
            <text:p text:style-name="Preformatted_20_Text">cd build</text:p>
            <text:p text:style-name="P20">cmake .. -G"Visual Studio 14 2015 Win64" -DUSE_CUDA=ON</text:p>
            <text:p text:style-name="Text_20_body">(Change the <text:span text:style-name="Source_20_Text">-G</text:span> option appropriately if you have a different version of Visual Studio installed.)</text:p>
            <text:p text:style-name="Text_20_body">Note</text:p>
            <text:p text:style-name="Text_20_body"><text:soft-page-break/>Visual Studio 2017 Win64 Generator may not work</text:p>
            <text:p text:style-name="Text_20_body">Choosing the Visual Studio 2017 generator may cause compilation failure. When it happens, specify the 2015 compiler by adding the <text:span text:style-name="Source_20_Text">-T</text:span> option:</text:p>
            <text:p text:style-name="P20">cmake .. -G"Visual Studio 15 2017 Win64" -T v140,cuda=8.0 -DUSE_CUDA=ON</text:p>
            <text:p text:style-name="Text_20_body">To speed up compilation, the compute version specific to your GPU could be passed to cmake as, e.g., <text:span text:style-name="Source_20_Text">-DGPU_COMPUTE_VER=50</text:span>. The above cmake configuration run will create an <text:span text:style-name="Source_20_Text">xgboost.sln</text:span> solution file in the build directory. Build this solution in release mode as a x64 build, either from Visual studio or from command line:</text:p>
            <text:p text:style-name="P20">cmake --build . --target xgboost --config Release</text:p>
            <text:p text:style-name="Text_20_body">To speed up compilation, run multiple jobs in parallel by appending option <text:span text:style-name="Source_20_Text">-- /MP</text:span>.</text:p>
          </text:section>
          <text:section text:style-name="Sect1" text:name="customized-building">
            <text:h text:style-name="Heading_20_3" text:outline-level="3">Customized Building</text:h>
            <text:p text:style-name="Text_20_body">We recommend the use of CMake for most use cases. See the full range of building options in CMakeLists.txt.</text:p>
            <text:p text:style-name="Text_20_body">Alternatively, you may use Makefile. The Makefile uses a configuration file <text:span text:style-name="Source_20_Text">config.mk</text:span>, which lets you modify several compilation flags: - Whether to enable support for various distributed filesystems such as HDFS and Amazon S3 - Which compiler to use - And some more</text:p>
            <text:p text:style-name="Text_20_body">To customize, first copy <text:span text:style-name="Source_20_Text">make/config.mk</text:span> to the project root and then modify the copy.</text:p>
          </text:section>
          <text:section text:style-name="Sect1" text:name="python-package-installation">
            <text:h text:style-name="Heading_20_3" text:outline-level="3">Python Package Installation</text:h>
            <text:p text:style-name="Text_20_body">The Python package is located at <text:span text:style-name="Source_20_Text">python-package/</text:span>. There are several ways to install the package:</text:p>
            <text:list xml:id="list3116465789" text:style-name="L8">
              <text:list-item>
                <text:p text:style-name="P7">Install system-wide, which requires root permission:</text:p>
              </text:list-item>
            </text:list>
            <text:p text:style-name="P20">cd python-package; sudo python setup.py install</text:p>
            <text:p text:style-name="Text_20_body">You will however need Python <text:span text:style-name="Source_20_Text">distutils</text:span> module for this to work. It is often part of the core Python package or it can be installed using your package manager, e.g. in Debian use</text:p>
            <text:p text:style-name="P20">sudo apt-get install python-setuptools</text:p>
            <text:p text:style-name="Text_20_body">Note</text:p>
            <text:p text:style-name="Text_20_body">Re-compiling XGBoost</text:p>
            <text:p text:style-name="Text_20_body">If you recompiled XGBoost, then you need to reinstall it again to make the new library take effect.</text:p>
            <text:list xml:id="list4119756194" text:style-name="L9">
              <text:list-item>
                <text:p text:style-name="P8">Only set the environment variable <text:span text:style-name="Source_20_Text">PYTHONPATH</text:span> to tell Python where to find the library. For example, assume we cloned <text:span text:style-name="Source_20_Text">xgboost</text:span> on the home directory <text:span text:style-name="Source_20_Text">~</text:span>. then we can added the following line in <text:span text:style-name="Source_20_Text">~/.bashrc</text:span>. This option is <text:span text:style-name="Strong_20_Emphasis">recommended for developers</text:span> who change the code frequently. The changes will be immediately reflected once you pulled the code and rebuild the project (no need to call <text:span text:style-name="Source_20_Text">setup</text:span> again).</text:p>
              </text:list-item>
            </text:list>
            <text:p text:style-name="P20">export PYTHONPATH=~/xgboost/python-package</text:p>
            <text:list xml:id="list3949044110" text:style-name="L10">
              <text:list-item>
                <text:p text:style-name="P9"><text:soft-page-break/>Install only for the current user.</text:p>
              </text:list-item>
            </text:list>
            <text:p text:style-name="P20">cd python-package; python setup.py develop --user</text:p>
            <text:section text:style-name="Sect1" text:name="building-xgboost-library-for-python-for-windows-with-mingw-w64-advanced">
              <text:h text:style-name="Heading_20_4" text:outline-level="4"><text:bookmark text:name="mingw-python"/>Building XGBoost library for Python for Windows with MinGW-w64 (Advanced)</text:h>
              <text:p text:style-name="Text_20_body">Windows versions of Python are built with Microsoft Visual Studio. Usually Python binary modules are built with the same compiler the interpreter is built with. However, you may not be able to use Visual Studio, for following reasons:</text:p>
              <text:list xml:id="list75137293" text:style-name="L11">
                <text:list-item>
                  <text:p text:style-name="P10">VS is proprietary and commercial software. Microsoft provides a freeware “Community” edition, but its licensing terms impose restrictions as to where and how it can be used.</text:p>
                </text:list-item>
                <text:list-item>
                  <text:p text:style-name="P10">Visual Studio contains telemetry, as documented in <text:a xlink:type="simple" xlink:href="https://visualstudio.microsoft.com/license-terms/mt736442/" text:style-name="Internet_20_link" text:visited-style-name="Visited_20_Internet_20_Link">Microsoft Visual Studio Licensing Terms</text:a>. Running software with telemetry may be against the policy of your organization.</text:p>
                </text:list-item>
              </text:list>
              <text:p text:style-name="Text_20_body">So you may want to build XGBoost with GCC own your own risk. This presents some difficulties because MSVC uses Microsoft runtime and MinGW-w64 uses own runtime, and the runtimes have different incompatible memory allocators. But in fact this setup is usable if you know how to deal with it. Here is some experience.</text:p>
              <text:list xml:id="list2503727023" text:style-name="L12">
                <text:list-item>
                  <text:p text:style-name="P11">The Python interpreter will crash on exit if XGBoost was used. This is usually not a big issue.</text:p>
                </text:list-item>
                <text:list-item>
                  <text:p text:style-name="P11"><text:span text:style-name="Source_20_Text">-O3</text:span> is OK.</text:p>
                </text:list-item>
                <text:list-item>
                  <text:p text:style-name="P11"><text:span text:style-name="Source_20_Text">-mtune=native</text:span> is also OK.</text:p>
                </text:list-item>
                <text:list-item>
                  <text:p text:style-name="P11">Don’t use <text:span text:style-name="Source_20_Text">-march=native</text:span> gcc flag. Using it causes the Python interpreter to crash if the DLL was actually used.</text:p>
                </text:list-item>
                <text:list-item>
                  <text:p text:style-name="P11">You may need to provide the lib with the runtime libs. If <text:span text:style-name="Source_20_Text">mingw32/bin</text:span> is not in <text:span text:style-name="Source_20_Text">PATH</text:span>, build a wheel (<text:span text:style-name="Source_20_Text">python setup.py bdist_wheel</text:span>), open it with an archiver and put the needed dlls to the directory where <text:span text:style-name="Source_20_Text">xgboost.dll</text:span> is situated. Then you can install the wheel with <text:span text:style-name="Source_20_Text">pip</text:span>.</text:p>
                </text:list-item>
              </text:list>
            </text:section>
          </text:section>
          <text:section text:style-name="Sect1" text:name="r-package-installation">
            <text:h text:style-name="Heading_20_3" text:outline-level="3">R Package Installation</text:h>
            <text:section text:style-name="Sect1" text:name="installing-pre-packaged-version">
              <text:h text:style-name="Heading_20_4" text:outline-level="4">Installing pre-packaged version</text:h>
              <text:p text:style-name="Text_20_body">You can install xgboost from CRAN just like any other R package:</text:p>
              <text:p text:style-name="P20">install.packages("xgboost")</text:p>
              <text:p text:style-name="Text_20_body">For OSX users, single-threaded version will be installed. So only one thread will be used for training. To enable use of multiple threads (and utilize capacity of multi-core CPUs), see the section <text:a xlink:type="simple" xlink:href="https://xgboost.readthedocs.io/en/latest/build.html#osx-multithread" text:style-name="Internet_20_link" text:visited-style-name="Visited_20_Internet_20_Link">Installing R package on Mac OSX with multi-threading</text:a> to install XGBoost from source.</text:p>
            </text:section>
            <text:section text:style-name="Sect1" text:name="installing-the-development-version">
              <text:h text:style-name="Heading_20_4" text:outline-level="4">Installing the development version</text:h>
              <text:p text:style-name="Text_20_body">Make sure you have installed git and a recent C++ compiler supporting C++11 (e.g., g++-4.8 or higher). On Windows, Rtools must be installed, and its bin directory has to be added to <text:span text:style-name="Source_20_Text">PATH</text:span> during the installation.</text:p>
              <text:p text:style-name="Text_20_body"><text:soft-page-break/>Due to the use of git-submodules, <text:span text:style-name="Source_20_Text">devtools::install_github</text:span> can no longer be used to install the latest version of R package. Thus, one has to run git to check out the code first:</text:p>
              <text:p text:style-name="Preformatted_20_Text">git clone --recursive https://github.com/dmlc/xgboost</text:p>
              <text:p text:style-name="Preformatted_20_Text">cd xgboost</text:p>
              <text:p text:style-name="Preformatted_20_Text">git submodule init</text:p>
              <text:p text:style-name="Preformatted_20_Text">git submodule update</text:p>
              <text:p text:style-name="Preformatted_20_Text">cd R-package</text:p>
              <text:p text:style-name="P20">R CMD INSTALL .</text:p>
              <text:p text:style-name="Text_20_body">If the last line fails because of the error <text:span text:style-name="Source_20_Text">R: command not found</text:span>, it means that R was not set up to run from command line. In this case, just start R as you would normally do and run the following:</text:p>
              <text:p text:style-name="Preformatted_20_Text">setwd('wherever/you/cloned/it/xgboost/R-package/')</text:p>
              <text:p text:style-name="P20">install.packages('.', repos = NULL, type="source")</text:p>
              <text:p text:style-name="Text_20_body">The package could also be built and installed with CMake (and Visual C++ 2015 on Windows) using instructions from <text:a xlink:type="simple" xlink:href="https://xgboost.readthedocs.io/en/latest/build.html#r-gpu-support" text:style-name="Internet_20_link" text:visited-style-name="Visited_20_Internet_20_Link">Installing R package with GPU support</text:a>, but without GPU support (omit the <text:span text:style-name="Source_20_Text">-DUSE_CUDA=ON</text:span> cmake parameter).</text:p>
              <text:p text:style-name="Text_20_body">If all fails, try <text:a xlink:type="simple" xlink:href="https://xgboost.readthedocs.io/en/latest/build.html#building-the-shared-library" text:style-name="Internet_20_link" text:visited-style-name="Visited_20_Internet_20_Link">Building the shared library</text:a> to see whether a problem is specific to R package or not.</text:p>
            </text:section>
            <text:section text:style-name="Sect1" text:name="installing-r-package-on-mac-osx-with-multi-threading">
              <text:h text:style-name="Heading_20_4" text:outline-level="4"><text:bookmark text:name="osx-multithread"/>Installing R package on Mac OSX with multi-threading</text:h>
              <text:p text:style-name="Text_20_body">First, obtain <text:span text:style-name="Source_20_Text">gcc-9</text:span> and <text:span text:style-name="Source_20_Text">OpenMP</text:span> with Homebrew (<text:a xlink:type="simple" xlink:href="https://brew.sh/" text:style-name="Internet_20_link" text:visited-style-name="Visited_20_Internet_20_Link">https://brew.sh/</text:a>) to enable multi-threading (i.e. using multiple CPU threads for training). The default Apple Clang compiler does not support OpenMP, so using the default compiler would have disabled multi-threading.</text:p>
              <text:p text:style-name="P20">brew install gcc@9 libomp</text:p>
              <text:p text:style-name="Text_20_body">Now, clone the repository:</text:p>
              <text:p text:style-name="P20">git clone --recursive https://github.com/dmlc/xgboost</text:p>
              <text:p text:style-name="Text_20_body">Create the <text:span text:style-name="Source_20_Text">build/</text:span> directory and invoke CMake with option <text:span text:style-name="Source_20_Text">R_LIB=ON</text:span>. Make sure to add <text:span text:style-name="Source_20_Text">CC=gcc-9 CXX=g++-9</text:span> so that Homebrew GCC is selected. After invoking CMake, you can install the R package by running <text:span text:style-name="Source_20_Text">make</text:span> and <text:span text:style-name="Source_20_Text">make install</text:span>:</text:p>
              <text:p text:style-name="Preformatted_20_Text">mkdir build</text:p>
              <text:p text:style-name="Preformatted_20_Text">cd build</text:p>
              <text:p text:style-name="Preformatted_20_Text">CC=gcc-9 CXX=g++-9 cmake .. -DR_LIB=ON</text:p>
              <text:p text:style-name="Preformatted_20_Text">make -j4</text:p>
              <text:p text:style-name="P20">make install</text:p>
            </text:section>
            <text:section text:style-name="Sect1" text:name="installing-r-package-with-gpu-support">
              <text:h text:style-name="Heading_20_4" text:outline-level="4"><text:bookmark text:name="r-gpu-support"/>Installing R package with GPU support</text:h>
              <text:p text:style-name="Text_20_body">The procedure and requirements are similar as in <text:a xlink:type="simple" xlink:href="https://xgboost.readthedocs.io/en/latest/build.html#building-with-gpu-support" text:style-name="Internet_20_link" text:visited-style-name="Visited_20_Internet_20_Link">Building with GPU support</text:a>, so make sure to read it first.</text:p>
              <text:p text:style-name="Text_20_body">On Linux, starting from the XGBoost directory type:</text:p>
              <text:p text:style-name="Preformatted_20_Text">mkdir build</text:p>
              <text:p text:style-name="Preformatted_20_Text">cd build</text:p>
              <text:p text:style-name="Preformatted_20_Text">cmake .. -DUSE_CUDA=ON -DR_LIB=ON</text:p>
              <text:p text:style-name="P20">make install -j</text:p>
              <text:p text:style-name="Text_20_body"><text:soft-page-break/>When default target is used, an R package shared library would be built in the <text:span text:style-name="Source_20_Text">build</text:span> area. The <text:span text:style-name="Source_20_Text">install</text:span> target, in addition, assembles the package files with this shared library under <text:span text:style-name="Source_20_Text">build/R-package</text:span> and runs <text:span text:style-name="Source_20_Text">R CMD INSTALL</text:span>.</text:p>
              <text:p text:style-name="Text_20_body">On Windows, CMake with Visual C++ Build Tools (or Visual Studio) has to be used to build an R package with GPU support. Rtools must also be installed (perhaps, some other MinGW distributions with <text:span text:style-name="Source_20_Text">gendef.exe</text:span> and <text:span text:style-name="Source_20_Text">dlltool.exe</text:span> would work, but that was not tested).</text:p>
              <text:p text:style-name="Preformatted_20_Text">mkdir build</text:p>
              <text:p text:style-name="Preformatted_20_Text">cd build</text:p>
              <text:p text:style-name="Preformatted_20_Text">cmake .. -G"Visual Studio 14 2015 Win64" -DUSE_CUDA=ON -DR_LIB=ON</text:p>
              <text:p text:style-name="P20">cmake --build . --target install --config Release</text:p>
              <text:p text:style-name="Text_20_body">When <text:span text:style-name="Source_20_Text">--target xgboost</text:span> is used, an R package DLL would be built under <text:span text:style-name="Source_20_Text">build/Release</text:span>. The <text:span text:style-name="Source_20_Text">--target install</text:span>, in addition, assembles the package files with this dll under <text:span text:style-name="Source_20_Text">build/R-package</text:span> and runs <text:span text:style-name="Source_20_Text">R CMD INSTALL</text:span>.</text:p>
              <text:p text:style-name="Text_20_body">If cmake can’t find your R during the configuration step, you might provide the location of its executable to cmake like this: <text:span text:style-name="Source_20_Text">-DLIBR_EXECUTABLE="C:/Program Files/R/R-3.4.1/bin/x64/R.exe"</text:span>.</text:p>
              <text:p text:style-name="Text_20_body">If on Windows you get a “permission denied” error when trying to write to …Program Files/R/… during the package installation, create a <text:span text:style-name="Source_20_Text">.Rprofile</text:span> file in your personal home directory (if you don’t already have one in there), and add a line to it which specifies the location of your R packages user library, like the following:</text:p>
              <text:p text:style-name="P20">.libPaths( unique(c("C:/Users/USERNAME/Documents/R/win-library/3.4", .libPaths())))</text:p>
              <text:p text:style-name="Text_20_body">You might find the exact location by running <text:span text:style-name="Source_20_Text">.libPaths()</text:span> in R GUI or RStudio.</text:p>
            </text:section>
          </text:section>
          <text:section text:style-name="Sect1" text:name="trouble-shooting">
            <text:h text:style-name="Heading_20_3" text:outline-level="3">Trouble Shooting</text:h>
            <text:list xml:id="list1011545226" text:style-name="L13">
              <text:list-item>
                <text:p text:style-name="P12">Compile failed after <text:span text:style-name="Source_20_Text">git pull</text:span></text:p>
                <text:p text:style-name="P12">Please first update the submodules, clean all and recompile:</text:p>
                <text:p text:style-name="P21">git submodule update &amp;&amp; make clean_all &amp;&amp; make -j4</text:p>
              </text:list-item>
              <text:list-item>
                <text:p text:style-name="P12">Compile failed after <text:span text:style-name="Source_20_Text">config.mk</text:span> is modified</text:p>
                <text:p text:style-name="P12">Need to clean all first:</text:p>
                <text:p text:style-name="P21">make clean_all &amp;&amp; make -j4</text:p>
              </text:list-item>
              <text:list-item>
                <text:p text:style-name="P12"><text:span text:style-name="Source_20_Text">Makefile: dmlc-core/make/dmlc.mk: No such file or directory</text:span></text:p>
                <text:p text:style-name="P12">We need to recursively clone the submodule:</text:p>
                <text:p text:style-name="P19">git submodule init</text:p>
                <text:p text:style-name="P21">git submodule update</text:p>
                <text:p text:style-name="P12">Alternatively, do another clone</text:p>
                <text:p text:style-name="P21">git clone https://github.com/dmlc/xgboost --recursive</text:p>
              </text:list-item>
            </text:list>
          </text:section>
          <text:section text:style-name="Sect1" text:name="building-the-documentation">
            <text:h text:style-name="Heading_20_3" text:outline-level="3"><text:soft-page-break/>Building the Documentation</text:h>
            <text:p text:style-name="Text_20_body">XGBoost uses <text:a xlink:type="simple" xlink:href="https://www.sphinx-doc.org/en/stable/" text:style-name="Internet_20_link" text:visited-style-name="Visited_20_Internet_20_Link">Sphinx</text:a> for documentation. To build it locally, you need a installed XGBoost with all its dependencies along with:</text:p>
            <text:list xml:id="list648101358" text:style-name="L14">
              <text:list-item>
                <text:p text:style-name="P13">System dependencies</text:p>
                <text:list>
                  <text:list-item>
                    <text:p text:style-name="P13">git</text:p>
                  </text:list-item>
                  <text:list-item>
                    <text:p text:style-name="P13">graphviz</text:p>
                  </text:list-item>
                </text:list>
              </text:list-item>
              <text:list-item>
                <text:p text:style-name="P13">Python dependencies</text:p>
                <text:list>
                  <text:list-item>
                    <text:p text:style-name="P13">sphinx</text:p>
                  </text:list-item>
                  <text:list-item>
                    <text:p text:style-name="P13">breathe</text:p>
                  </text:list-item>
                  <text:list-item>
                    <text:p text:style-name="P13">guzzle_sphinx_theme</text:p>
                  </text:list-item>
                  <text:list-item>
                    <text:p text:style-name="P13">recommonmark</text:p>
                  </text:list-item>
                  <text:list-item>
                    <text:p text:style-name="P13">mock</text:p>
                  </text:list-item>
                </text:list>
              </text:list-item>
            </text:list>
            <text:p text:style-name="Text_20_body">Under <text:span text:style-name="Source_20_Text">xgboost/doc</text:span> directory, run <text:span text:style-name="Source_20_Text">make &lt;format&gt;</text:span> with <text:span text:style-name="Source_20_Text">&lt;format&gt;</text:span> replaced by the format you want. For a list of supported formats, run <text:span text:style-name="Source_20_Text">make help</text:span> under the same directory.</text:p>
          </text:section>
        </text:section>
      </text:section>
      <text:p text:style-name="Standard"/>
      <text:h text:style-name="P18" text:outline-level="1">Get Started with XGBoost</text:h>
      <text:section text:style-name="Sect1" text:name="get-started-with-xgboost">
        <text:p text:style-name="Text_20_body">This is a quick start tutorial showing snippets for you to quickly try out XGBoost on the demo dataset on a binary classification task.</text:p>
        <text:section text:style-name="Sect1" text:name="links-to-other-helpful-resources">
          <text:h text:style-name="Heading_20_2" text:outline-level="2">Links to Other Helpful Resources</text:h>
          <text:list xml:id="list246831060" text:style-name="L15">
            <text:list-item>
              <text:p text:style-name="P14">See <text:a xlink:type="simple" xlink:href="https://xgboost.readthedocs.io/en/latest/build.html" text:style-name="Internet_20_link" text:visited-style-name="Visited_20_Internet_20_Link">Installation Guide</text:a> on how to install XGBoost.</text:p>
            </text:list-item>
            <text:list-item>
              <text:p text:style-name="P14">See <text:a xlink:type="simple" xlink:href="https://xgboost.readthedocs.io/en/latest/tutorials/input_format.html" text:style-name="Internet_20_link" text:visited-style-name="Visited_20_Internet_20_Link">Text Input Format</text:a> on using text format for specifying training/testing data.</text:p>
            </text:list-item>
            <text:list-item>
              <text:p text:style-name="P14">See <text:a xlink:type="simple" xlink:href="https://xgboost.readthedocs.io/en/latest/tutorials/index.html" text:style-name="Internet_20_link" text:visited-style-name="Visited_20_Internet_20_Link">Tutorials</text:a> for tips and tutorials.</text:p>
            </text:list-item>
            <text:list-item>
              <text:p text:style-name="P14">See <text:a xlink:type="simple" xlink:href="https://github.com/dmlc/xgboost/tree/master/demo" text:style-name="Internet_20_link" text:visited-style-name="Visited_20_Internet_20_Link">Learning to use XGBoost by Examples</text:a> for more code examples.</text:p>
            </text:list-item>
          </text:list>
        </text:section>
        <text:section text:style-name="Sect1" text:name="python">
          <text:h text:style-name="Heading_20_2" text:outline-level="2">Python</text:h>
          <text:p text:style-name="Preformatted_20_Text">import xgboost as xgb</text:p>
          <text:p text:style-name="Preformatted_20_Text"># read in data</text:p>
          <text:p text:style-name="Preformatted_20_Text">dtrain = xgb.DMatrix('demo/data/agaricus.txt.train')</text:p>
          <text:p text:style-name="Preformatted_20_Text">dtest = xgb.DMatrix('demo/data/agaricus.txt.test')</text:p>
          <text:p text:style-name="Preformatted_20_Text"># specify parameters via map</text:p>
          <text:p text:style-name="Preformatted_20_Text">param = {'max_depth':2, 'eta':1, 'objective':'binary:logistic' }</text:p>
          <text:p text:style-name="Preformatted_20_Text">num_round = 2</text:p>
          <text:p text:style-name="Preformatted_20_Text">bst = xgb.train(param, dtrain, num_round)</text:p>
          <text:p text:style-name="Preformatted_20_Text"># make prediction</text:p>
          <text:p text:style-name="P20">preds = bst.predict(dtest)</text:p>
        </text:section>
        <text:section text:style-name="Sect1" text:name="r">
          <text:h text:style-name="Heading_20_2" text:outline-level="2">R</text:h>
          <text:p text:style-name="Preformatted_20_Text"># load data</text:p>
          <text:p text:style-name="Preformatted_20_Text">data(agaricus.train, package='xgboost')</text:p>
          <text:p text:style-name="Preformatted_20_Text">data(agaricus.test, package='xgboost')</text:p>
          <text:p text:style-name="Preformatted_20_Text">train &lt;- agaricus.train</text:p>
          <text:p text:style-name="Preformatted_20_Text">test &lt;- agaricus.test</text:p>
          <text:p text:style-name="Preformatted_20_Text"># fit model</text:p>
          <text:p text:style-name="Preformatted_20_Text">bst &lt;- xgboost(data = train$data, label = train$label, max.depth = 2, eta = 1, nrounds = 2,</text:p>
          <text:p text:style-name="Preformatted_20_Text"><text:s text:c="15"/>nthread = 2, objective = "binary:logistic")</text:p>
          <text:p text:style-name="Preformatted_20_Text"># predict</text:p>
          <text:p text:style-name="P20">pred &lt;- predict(bst, test$data)</text:p>
        </text:section>
        <text:section text:style-name="Sect1" text:name="julia">
          <text:h text:style-name="Heading_20_2" text:outline-level="2">Julia</text:h>
          <text:p text:style-name="Preformatted_20_Text">using XGBoost</text:p>
          <text:p text:style-name="Preformatted_20_Text"># read data</text:p>
          <text:p text:style-name="Preformatted_20_Text">train_X, train_Y = readlibsvm("demo/data/agaricus.txt.train", (6513, 126))</text:p>
          <text:p text:style-name="Preformatted_20_Text">test_X, test_Y = readlibsvm("demo/data/agaricus.txt.test", (1611, 126))</text:p>
          <text:p text:style-name="Preformatted_20_Text"># fit model</text:p>
          <text:p text:style-name="Preformatted_20_Text">num_round = 2</text:p>
          <text:p text:style-name="Preformatted_20_Text">bst = xgboost(train_X, num_round, label=train_Y, eta=1, max_depth=2)</text:p>
          <text:p text:style-name="Preformatted_20_Text"># predict</text:p>
          <text:p text:style-name="P20">pred = predict(bst, test_X)</text:p>
        </text:section>
        <text:section text:style-name="Sect1" text:name="scala">
          <text:h text:style-name="Heading_20_2" text:outline-level="2"><text:soft-page-break/>Scala</text:h>
          <text:p text:style-name="Preformatted_20_Text">import ml.dmlc.xgboost4j.scala.DMatrix</text:p>
          <text:p text:style-name="Preformatted_20_Text">import ml.dmlc.xgboost4j.scala.XGBoost</text:p>
          <text:p text:style-name="Preformatted_20_Text"/>
          <text:p text:style-name="Preformatted_20_Text">object XGBoostScalaExample {</text:p>
          <text:p text:style-name="Preformatted_20_Text"><text:s text:c="2"/>def main(args: Array[String]) {</text:p>
          <text:p text:style-name="Preformatted_20_Text"><text:s text:c="4"/>// read trainining data, available at xgboost/demo/data</text:p>
          <text:p text:style-name="Preformatted_20_Text"><text:s text:c="4"/>val trainData =</text:p>
          <text:p text:style-name="Preformatted_20_Text"><text:s text:c="6"/>new DMatrix("/path/to/agaricus.txt.train")</text:p>
          <text:p text:style-name="Preformatted_20_Text"><text:s text:c="4"/>// define parameters</text:p>
          <text:p text:style-name="Preformatted_20_Text"><text:s text:c="4"/>val paramMap = List(</text:p>
          <text:p text:style-name="Preformatted_20_Text"><text:s text:c="6"/>"eta" -&gt; 0.1,</text:p>
          <text:p text:style-name="Preformatted_20_Text"><text:s text:c="6"/>"max_depth" -&gt; 2,</text:p>
          <text:p text:style-name="Preformatted_20_Text"><text:s text:c="6"/>"objective" -&gt; "binary:logistic").toMap</text:p>
          <text:p text:style-name="Preformatted_20_Text"><text:s text:c="4"/>// number of iterations</text:p>
          <text:p text:style-name="Preformatted_20_Text"><text:s text:c="4"/>val round = 2</text:p>
          <text:p text:style-name="Preformatted_20_Text"><text:s text:c="4"/>// train the model</text:p>
          <text:p text:style-name="Preformatted_20_Text"><text:s text:c="4"/>val model = XGBoost.train(trainData, paramMap, round)</text:p>
          <text:p text:style-name="Preformatted_20_Text"><text:s text:c="4"/>// run prediction</text:p>
          <text:p text:style-name="Preformatted_20_Text"><text:s text:c="4"/>val predTrain = model.predict(trainData)</text:p>
          <text:p text:style-name="Preformatted_20_Text"><text:s text:c="4"/>// save model to the file.</text:p>
          <text:p text:style-name="Preformatted_20_Text"><text:s text:c="4"/>model.saveModel("/local/path/to/model")</text:p>
          <text:p text:style-name="Preformatted_20_Text"><text:s text:c="2"/>}</text:p>
          <text:p text:style-name="P20">}</text:p>
        </text:section>
      </text:section>
      <text:h text:style-name="Heading_20_1" text:outline-level="1">XGBoost Tutorials</text:h>
      <text:section text:style-name="Sect1" text:name="xgboost-tutorials">
        <text:p text:style-name="Text_20_body">This section contains official tutorials inside XGBoost package. See <text:a xlink:type="simple" xlink:href="https://github.com/dmlc/xgboost/tree/master/demo" text:style-name="Internet_20_link" text:visited-style-name="Visited_20_Internet_20_Link">Awesome XGBoost</text:a> for more resources.</text:p>
        <text:p text:style-name="Text_20_body">Contents:</text:p>
        <text:list xml:id="list1047451993" text:style-name="L16">
          <text:list-item>
            <text:p text:style-name="P17"><text:a xlink:type="simple" xlink:href="https://xgboost.readthedocs.io/en/latest/tutorials/model.html" text:style-name="Internet_20_link" text:visited-style-name="Visited_20_Internet_20_Link">Introduction to Boosted Trees</text:a> </text:p>
          </text:list-item>
          <text:list-item>
            <text:p text:style-name="P17"><text:a xlink:type="simple" xlink:href="https://xgboost.readthedocs.io/en/latest/tutorials/saving_model.html" text:style-name="Internet_20_link" text:visited-style-name="Visited_20_Internet_20_Link">Introduction to Model IO</text:a> </text:p>
          </text:list-item>
          <text:list-item>
            <text:p text:style-name="P17"><text:a xlink:type="simple" xlink:href="https://xgboost.readthedocs.io/en/latest/tutorials/aws_yarn.html" text:style-name="Internet_20_link" text:visited-style-name="Visited_20_Internet_20_Link">Distributed XGBoost with AWS YARN</text:a> </text:p>
          </text:list-item>
          <text:list-item>
            <text:p text:style-name="P17"><text:a xlink:type="simple" xlink:href="https://xgboost.readthedocs.io/en/latest/tutorials/kubernetes.html" text:style-name="Internet_20_link" text:visited-style-name="Visited_20_Internet_20_Link">Distributed XGBoost with Kubernetes</text:a> </text:p>
          </text:list-item>
          <text:list-item>
            <text:p text:style-name="P17"><text:a xlink:type="simple" xlink:href="https://xgboost.readthedocs.io/en/latest/jvm/xgboost4j_spark_tutorial.html" text:style-name="Internet_20_link" text:visited-style-name="Visited_20_Internet_20_Link">Distributed XGBoost with XGBoost4J-Spark</text:a> </text:p>
          </text:list-item>
          <text:list-item>
            <text:p text:style-name="P17"><text:a xlink:type="simple" xlink:href="https://xgboost.readthedocs.io/en/latest/tutorials/dart.html" text:style-name="Internet_20_link" text:visited-style-name="Visited_20_Internet_20_Link">DART booster</text:a> </text:p>
          </text:list-item>
          <text:list-item>
            <text:p text:style-name="P17"><text:a xlink:type="simple" xlink:href="https://xgboost.readthedocs.io/en/latest/tutorials/monotonic.html" text:style-name="Internet_20_link" text:visited-style-name="Visited_20_Internet_20_Link">Monotonic Constraints</text:a> </text:p>
          </text:list-item>
          <text:list-item>
            <text:p text:style-name="P17"><text:a xlink:type="simple" xlink:href="https://xgboost.readthedocs.io/en/latest/tutorials/rf.html" text:style-name="Internet_20_link" text:visited-style-name="Visited_20_Internet_20_Link">Random Forests in XGBoost</text:a> </text:p>
          </text:list-item>
          <text:list-item>
            <text:p text:style-name="P17"><text:a xlink:type="simple" xlink:href="https://xgboost.readthedocs.io/en/latest/tutorials/feature_interaction_constraint.html" text:style-name="Internet_20_link" text:visited-style-name="Visited_20_Internet_20_Link">Feature Interaction Constraints</text:a> </text:p>
          </text:list-item>
          <text:list-item>
            <text:p text:style-name="P17"><text:a xlink:type="simple" xlink:href="https://xgboost.readthedocs.io/en/latest/tutorials/input_format.html" text:style-name="Internet_20_link" text:visited-style-name="Visited_20_Internet_20_Link">Text Input Format of DMatrix</text:a> </text:p>
          </text:list-item>
          <text:list-item>
            <text:p text:style-name="P17"><text:a xlink:type="simple" xlink:href="https://xgboost.readthedocs.io/en/latest/tutorials/param_tuning.html" text:style-name="Internet_20_link" text:visited-style-name="Visited_20_Internet_20_Link">Notes on Parameter Tuning</text:a> </text:p>
          </text:list-item>
          <text:list-item>
            <text:p text:style-name="P17"><text:a xlink:type="simple" xlink:href="https://xgboost.readthedocs.io/en/latest/tutorials/external_memory.html" text:style-name="Internet_20_link" text:visited-style-name="Visited_20_Internet_20_Link">Using XGBoost External Memory Version (beta)</text:a> </text:p>
          </text:list-item>
          <text:list-item>
            <text:p text:style-name="P17"><text:a xlink:type="simple" xlink:href="https://xgboost.readthedocs.io/en/latest/tutorials/custom_metric_obj.html" text:style-name="Internet_20_link" text:visited-style-name="Visited_20_Internet_20_Link">Custom Objective and Evaluation Metric</text:a> </text:p>
          </text:list-item>
          <text:list-item>
            <text:p text:style-name="P15"><text:a xlink:type="simple" xlink:href="https://xgboost.readthedocs.io/en/latest/tutorials/dask.html" text:style-name="Internet_20_link" text:visited-style-name="Visited_20_Internet_20_Link">Distributed XGBoost with Dask</text:a> </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5T20:52:25.373890289</meta:creation-date>
    <dc:date>2020-01-05T20:54:59.930084260</dc:date>
    <meta:editing-duration>PT2M34S</meta:editing-duration>
    <meta:editing-cycles>2</meta:editing-cycles>
    <meta:generator>LibreOffice/6.0.7.3$Linux_X86_64 LibreOffice_project/00m0$Build-3</meta:generator>
    <meta:document-statistic meta:table-count="0" meta:image-count="0" meta:object-count="0" meta:page-count="13" meta:paragraph-count="345" meta:word-count="3014" meta:character-count="19207" meta:non-whitespace-character-count="16511"/>
  </office:meta>
</office:document-meta>
</file>